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mino del Norte</text:p>
      <text:p text:style-name="Standard">Manuel Arroyo</text:p>
      <text:p text:style-name="Standard">El fenómeno jacobeo es una compleja red de redes tejida por tantas rutas como puntos de partida establecieron los romeros primitivos. La del Camino del Norte, o Camino de la Costa, serpentea la cornisa cantábrica, desde Irún a Compostela, sobre el margen septentrional de la península.</text:p>
      <text:p text:style-name="Standard">Las primeras peregrinaciones</text:p>
      <text:p text:style-name="Standard">Los devotos del alto medievo comenzaron a fluir entonces por los caminos del antiguo Reino Astur, trayectos pujantes hasta que la mismísima monarquía de los siglos XI y XII se volcó en potenciar el itinerario Francés con ánimo de estrechar lazos entre los reinos cristianos del norte peninsular. Pese al empeño, los caminos del Cantábrico, con Oviedo como una de las grandes referencias de la peregrinación, conservaron la caudalosa corriente jacobea internacional, bien por tierra desde Francia o por mar, con frecuentes arribadas a puertos vascos y cántabros desde los países atlánticos.</text:p>
      <text:p text:style-name="Standard">La peregrinación de aquellos pioneros consolidó la ruta del Norte, transitada por penitentes como el propio San Francisco de Asís, que en 1214 se aventuró, según la tradición, a caminar a San Salvador de Oviedo y a Compostela. </text:p>
      <text:p text:style-name="Standard">La relevancia de este Camino se apoya también en el asentamiento de órdenes religiosas –por ejemplo, los templarios- o la fundación de hospitales, santuarios y monasterios. Atestiguan, asimismo, la vitalidad jacobea relatos de otros peregrinos, como el del astrónomo veneciano Bartolomeo Fontana. Su Itinerario describe la entrada en Galicia por Ribadeo, durante una peregrinación que inició en febrero de 1538 y finalizada en septiembre del año siguiente. No es una acción baladí, pues resulta revelador que siendo Roma el epicentro del catolicismo, los romeros italianos decidiesen poner rumbo a Compostela, muestra del poder espiritual que ya ostentaba.</text:p>
      <text:p text:style-name="Standard">El itinerario</text:p>
      <text:p text:style-name="Standard">Ruta tranquila, exigente en los montes y a veces dura por el clima, guarda paisajes verdes, solitarios. También historia y patrimonio, vestigios a menudo aislados en el interior de legendarias poblaciones que marcan la cadencia de las etapas.</text:p>
      <text:p text:style-name="Standard">El tramo gallego, desde Ribadeo, supone una caminata de 197 kilómetros, prácticamente también el mínimo exigido para obtener la Compostela en bicicleta (200 kilómet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Fernández Yebra</meta:initial-creator>
    <meta:creation-date>2015-07-05T18:40:40.026000000</meta:creation-date>
    <dc:date>2017-04-19T22:13:01.788000000</dc:date>
    <meta:editing-duration>PT43M24S</meta:editing-duration>
    <meta:editing-cycles>4</meta:editing-cycles>
    <meta:generator>LibreOffice/5.3.2.2$Windows_X86_64 LibreOffice_project/6cd4f1ef626f15116896b1d8e1398b56da0d0ee1</meta:generator>
    <meta:printed-by>Diego Fernández Yebra</meta:printed-by>
    <meta:print-date>2015-07-17T17:40:53.762000000</meta:print-date>
    <meta:document-statistic meta:table-count="0" meta:image-count="0" meta:object-count="0" meta:page-count="1" meta:paragraph-count="10" meta:word-count="345" meta:character-count="2238" meta:non-whitespace-character-count="1902"/>
  </office:meta>
</office:document-meta>
</file>